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300000064AECE70535CBE3A4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Tahoma1" svg:font-family="Tahoma"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Tahoma" fo:font-size="10pt" style:font-size-asian="10pt" style:font-name-complex="Tahoma" style:font-size-complex="10pt"/>
    </style:style>
    <style:style style:name="P2" style:family="paragraph" style:parent-style-name="Header">
      <style:paragraph-properties fo:text-align="end" style:justify-single-word="false"/>
      <style:text-properties style:font-name="Tahoma" fo:font-size="10pt" style:font-size-asian="10pt" style:font-name-complex="Tahoma" style:font-size-complex="10pt"/>
    </style:style>
    <style:style style:name="P3" style:family="paragraph" style:parent-style-name="Header">
      <style:text-properties style:font-name="Tahoma" fo:font-size="10pt" fo:language="en" fo:country="US" style:font-size-asian="10pt" style:font-name-complex="Tahoma" style:font-size-complex="10pt"/>
    </style:style>
    <style:style style:name="P4" style:family="paragraph" style:parent-style-name="Header">
      <style:paragraph-properties fo:text-align="end" style:justify-single-word="false"/>
      <style:text-properties style:font-name="Tahoma" fo:font-size="10pt" fo:language="en" fo:country="US" style:font-size-asian="10pt" style:font-name-complex="Tahoma" style:font-size-complex="10pt"/>
    </style:style>
    <style:style style:name="P5" style:family="paragraph" style:parent-style-name="Standard">
      <style:paragraph-properties fo:text-align="center" style:justify-single-word="false"/>
      <style:text-properties style:font-name="Tahoma" fo:font-size="11pt" style:text-underline-style="solid" style:text-underline-width="auto" style:text-underline-color="font-color" fo:font-weight="bold" style:font-size-asian="11pt" style:font-weight-asian="bold" style:font-name-complex="Tahoma" style:font-size-complex="11pt"/>
    </style:style>
    <style:style style:name="P6" style:family="paragraph" style:parent-style-name="Standard">
      <style:paragraph-properties fo:text-align="justify" style:justify-single-word="false"/>
      <style:text-properties style:font-name="Tahoma" fo:font-size="10pt" fo:font-style="italic" fo:font-weight="bold" style:font-size-asian="10pt" style:font-style-asian="italic" style:font-weight-asian="bold" style:font-name-complex="Tahoma" style:font-size-complex="10pt"/>
    </style:style>
    <style:style style:name="P7" style:family="paragraph" style:parent-style-name="Standard">
      <style:paragraph-properties fo:text-align="justify" style:justify-single-word="false"/>
      <style:text-properties style:font-name="Tahoma" fo:font-size="10pt" fo:font-style="italic" style:text-underline-style="solid" style:text-underline-width="auto" style:text-underline-color="font-color" fo:font-weight="bold" style:font-size-asian="10pt" style:font-style-asian="italic" style:font-weight-asian="bold" style:font-name-complex="Tahoma" style:font-size-complex="10pt"/>
    </style:style>
    <style:style style:name="P8"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style>
    <style:style style:name="P9"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0" style:family="paragraph" style:parent-style-name="Standard">
      <style:paragraph-properties fo:text-align="justify" style:justify-single-word="false"/>
      <style:text-properties style:font-name="Tahoma" fo:font-size="10pt" officeooo:rsid="00030192" officeooo:paragraph-rsid="00030192" style:font-size-asian="10pt" style:font-name-complex="Tahoma" style:font-size-complex="10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ahoma1" fo:font-size="10pt" fo:font-weight="normal" officeooo:rsid="000437c8" officeooo:paragraph-rsid="000437c8"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fo:padding-left="0in" fo:padding-right="0.0555in" fo:padding-top="0.0138in" fo:padding-bottom="0in" fo:border="0.51pt solid #000000"/>
      <style:text-properties style:font-name="Tahoma" fo:font-size="10pt" fo:font-style="italic" style:text-underline-style="solid" style:text-underline-width="auto" style:text-underline-color="font-color" fo:font-weight="bold" style:font-size-asian="10pt" style:font-style-asian="italic" style:font-weight-asian="bold" style:font-name-complex="Tahoma" style:font-size-complex="10pt"/>
    </style:style>
    <style:style style:name="P14" style:family="paragraph" style:parent-style-name="Standard">
      <style:paragraph-properties fo:text-align="justify" style:justify-single-word="false" fo:padding-left="0in" fo:padding-right="0.0555in" fo:padding-top="0.0138in" fo:padding-bottom="0in" fo:border="0.51pt solid #000000"/>
      <style:text-properties style:font-name="Tahoma" fo:font-size="5pt" fo:font-style="italic" style:text-underline-style="solid" style:text-underline-width="auto" style:text-underline-color="font-color" fo:font-weight="bold" style:font-size-asian="5pt" style:font-style-asian="italic" style:font-weight-asian="bold" style:font-name-complex="Tahoma" style:font-size-complex="5pt"/>
    </style:style>
    <style:style style:name="P15" style:family="paragraph" style:parent-style-name="Standard" style:master-page-name="Standard">
      <style:paragraph-properties fo:text-align="center" style:justify-single-word="false" style:page-number="auto"/>
      <style:text-properties style:font-name="Tahoma" fo:font-size="11pt" style:text-underline-style="solid" style:text-underline-width="auto" style:text-underline-color="font-color" fo:font-weight="bold" style:font-size-asian="11pt" style:font-weight-asian="bold" style:font-name-complex="Tahoma" style:font-size-complex="11pt"/>
    </style:style>
    <style:style style:name="P16" style:family="paragraph" style:parent-style-name="Standard" style:list-style-name="WW8Num2">
      <style:paragraph-properties fo:text-align="justify" style:justify-single-word="false"/>
      <style:text-properties style:font-name="Tahoma" fo:font-size="10pt" style:font-size-asian="10pt" style:font-name-complex="Tahoma" style:font-size-complex="10pt"/>
    </style:style>
    <style:style style:name="P17" style:family="paragraph" style:parent-style-name="Standard">
      <style:paragraph-properties fo:text-align="justify" style:justify-single-word="false"/>
      <style:text-properties style:font-name="Tahoma" fo:font-size="10pt" officeooo:rsid="0006e82a" officeooo:paragraph-rsid="0006e82a" style:font-size-asian="10pt" style:font-name-complex="Tahoma" style:font-size-complex="10pt"/>
    </style:style>
    <style:style style:name="P18" style:family="paragraph" style:parent-style-name="Standard" style:list-style-name="WW8Num2">
      <style:paragraph-properties fo:text-align="justify" style:justify-single-word="false"/>
    </style:style>
    <style:style style:name="P19" style:family="paragraph" style:parent-style-name="Standard">
      <style:paragraph-properties fo:text-align="justify" style:justify-single-word="false"/>
      <style:text-properties officeooo:paragraph-rsid="0006e82a"/>
    </style:style>
    <style:style style:name="P20" style:family="paragraph" style:parent-style-name="Standard">
      <style:paragraph-properties fo:text-align="justify" style:justify-single-word="false"/>
      <style:text-properties officeooo:rsid="0006e82a" officeooo:paragraph-rsid="0006e82a"/>
    </style:style>
    <style:style style:name="P21" style:family="paragraph" style:parent-style-name="Standard" style:list-style-name="WW8Num4">
      <style:paragraph-properties fo:padding-left="0in" fo:padding-right="0.0555in" fo:padding-top="0.0138in" fo:padding-bottom="0in" fo:border="0.51pt solid #000000"/>
    </style:style>
    <style:style style:name="P22" style:family="paragraph" style:parent-style-name="Standard" style:list-style-name="WW8Num4">
      <style:paragraph-properties fo:padding-left="0in" fo:padding-right="0.0555in" fo:padding-top="0.0138in" fo:padding-bottom="0in" fo:border="0.51pt solid #000000"/>
      <style:text-properties style:font-name="Tahoma" fo:font-size="9.5pt" style:font-size-asian="9.5pt" style:font-name-complex="Tahoma"/>
    </style:style>
    <style:style style:name="T1" style:family="text">
      <style:text-properties style:font-name="Tahoma" fo:font-size="10pt" fo:font-style="italic" fo:font-weight="bold" style:font-size-asian="10pt" style:font-style-asian="italic" style:font-weight-asian="bold" style:font-name-complex="Tahoma" style:font-size-complex="10pt"/>
    </style:style>
    <style:style style:name="T2" style:family="text">
      <style:text-properties style:font-name="Tahoma" fo:font-size="10pt" fo:font-style="italic" fo:font-weight="bold" officeooo:rsid="00030192" style:font-size-asian="10pt" style:font-style-asian="italic" style:font-weight-asian="bold" style:font-name-complex="Tahoma" style:font-size-complex="10pt"/>
    </style:style>
    <style:style style:name="T3" style:family="text">
      <style:text-properties style:font-name="Tahoma" fo:font-size="10pt" fo:font-style="italic" style:font-size-asian="10pt" style:font-style-asian="italic" style:font-name-complex="Tahoma" style:font-size-complex="10pt"/>
    </style:style>
    <style:style style:name="T4" style:family="text">
      <style:text-properties style:font-name="Tahoma" fo:font-size="10pt" style:font-size-asian="10pt" style:font-name-complex="Tahoma" style:font-size-complex="10pt"/>
    </style:style>
    <style:style style:name="T5" style:family="text">
      <style:text-properties style:font-name="Tahoma" fo:font-size="10pt" officeooo:rsid="0006e82a" style:font-size-asian="10pt" style:font-name-complex="Tahoma" style:font-size-complex="10pt"/>
    </style:style>
    <style:style style:name="T6" style:family="text">
      <style:text-properties style:font-name="Tahoma" fo:font-size="10pt" fo:font-weight="bold" style:font-size-asian="10pt" style:font-weight-asian="bold" style:font-name-complex="Tahoma" style:font-size-complex="10pt"/>
    </style:style>
    <style:style style:name="T7" style:family="text">
      <style:text-properties style:font-name="Tahoma" fo:font-size="9.5pt" style:font-size-asian="9.5pt" style:font-name-complex="Tahoma"/>
    </style:style>
    <style:style style:name="T8" style:family="text">
      <style:text-properties style:font-name="Tahoma" fo:font-size="9.5pt" fo:font-weight="bold" style:font-size-asian="9.5pt" style:font-weight-asian="bold" style:font-name-complex="Tahoma"/>
    </style:style>
    <style:style style:name="T9" style:family="text">
      <style:text-properties style:font-name="Tahoma" fo:font-size="9.5pt" fo:font-style="italic" fo:font-weight="bold" style:font-size-asian="9.5pt" style:font-style-asian="italic" style:font-weight-asian="bold" style:font-name-complex="Tahoma"/>
    </style:style>
    <style:style style:name="T10" style:family="text">
      <style:text-properties fo:color="#ff0000" style:font-name="Tahoma" fo:font-size="9.5pt" style:font-size-asian="9.5pt" style:font-name-complex="Tahoma"/>
    </style:style>
    <style:style style:name="T11" style:family="text">
      <style:text-properties fo:color="#ff0000" style:font-name="Tahoma" fo:font-size="9.5pt" fo:font-weight="bold" style:font-size-asian="9.5pt" style:font-weight-asian="bold" style:font-name-complex="Tahoma"/>
    </style:style>
    <style:style style:name="T12" style:family="text">
      <style:text-properties fo:color="#ff0000" style:font-name="Tahoma" fo:font-size="10pt" style:font-size-asian="10pt" style:font-name-complex="Tahoma" style:font-size-complex="10pt"/>
    </style:style>
    <style:style style:name="T13" style:family="text">
      <style:text-properties officeooo:rsid="0006e82a"/>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itura Complementar III</text:p>
      <text:p text:style-name="P5"/>
      <text:p text:style-name="P11"><text:span text:style-name="T1">Nome: </text:span><text:span text:style-name="T2">Fernando Paladini</text:span><text:span text:style-name="T1">___________________________ Data de entrega: 12/06/2016 (domingo)</text:span></text:p>
      <text:p text:style-name="P6"/>
      <text:p text:style-name="P13">Instruções:</text:p>
      <text:p text:style-name="P14"/>
      <text:list xml:id="list4041895639707570073" text:style-name="WW8Num4">
        <text:list-item>
          <text:p text:style-name="P22">Ler o texto do arquivo: “Query_Processing_Optimization.pdf”. </text:p>
        </text:list-item>
        <text:list-item>
          <text:p text:style-name="P22">Responder as questões abaixo.</text:p>
        </text:list-item>
        <text:list-item>
          <text:p text:style-name="P21"><text:span text:style-name="T7">Salvar o arquivo de respostas e postar no Moodle até o dia </text:span><text:span text:style-name="T8">12/06</text:span><text:span text:style-name="T7">.</text:span></text:p>
        </text:list-item>
        <text:list-item>
          <text:p text:style-name="P22">Todas as respostas devem ser descritas de forma pessoal, ou seja, respostas copiadas do texto não serão consideradas corretas. </text:p>
        </text:list-item>
        <text:list-item>
          <text:p text:style-name="P21"><text:span text:style-name="T9">Não esqueça</text:span><text:span text:style-name="T7">: </text:span><text:span text:style-name="T10">a atividade é </text:span><text:span text:style-name="T11">individual</text:span><text:span text:style-name="T7">, e leituras </text:span><text:span text:style-name="T8">fora do prazo não</text:span><text:span text:style-name="T7"> serão contabilizadas na nota. </text:span></text:p>
        </text:list-item>
      </text:list>
      <text:p text:style-name="P6"/>
      <text:p text:style-name="P11"><text:span text:style-name="T6">Obs.: </text:span><text:span text:style-name="T12">o arquivo apresenta um erro de digitação nas expressões algébricas: onde está o sinal “+” lê-se “=”</text:span></text:p>
      <text:p text:style-name="P6"/>
      <text:p text:style-name="P7">Questões:</text:p>
      <text:p text:style-name="P7"/>
      <text:list xml:id="list3391010555191053540" text:style-name="WW8Num2">
        <text:list-item>
          <text:p text:style-name="P16">Sobre o que trata o artigo?</text:p>
        </text:list-item>
      </text:list>
      <text:p text:style-name="P10">O artigo fala sobre regras de transformação para operações de álgebra relacional. Em síntese, ele descreve detalhadamente que regras (ou propriedades) da álgebra relacional nos permitem realizar os 6 passos de otimização de álgebra relacional que vimos em aula.</text:p>
      <text:p text:style-name="P9"/>
      <text:list xml:id="list123811190061650" text:continue-numbering="true" text:style-name="WW8Num2">
        <text:list-item>
          <text:p text:style-name="P16">O que as regras de transformação indicam, de fato?</text:p>
        </text:list-item>
      </text:list>
      <text:p text:style-name="P10">Indicam como transformar e combinar operações de álgebra relacional de forma que se obtenha uma operação equivalente.</text:p>
      <text:p text:style-name="P9"/>
      <text:list xml:id="list123812048915135" text:continue-numbering="true" text:style-name="WW8Num2">
        <text:list-item>
          <text:p text:style-name="P16">Explique, usando um exemplo real (de tabelas e atributos), a regra 7.</text:p>
        </text:list-item>
      </text:list>
      <text:p text:style-name="P17">Paciente (<text:span text:style-name="T14">codPac</text:span>, nome, idade, UF)</text:p>
      <text:p text:style-name="P17">Medico (<text:span text:style-name="T14">codMed</text:span>, nome, idade, sexo, CRM)</text:p>
      <text:p text:style-name="P17">Consulta (<text:span text:style-name="T14">codMed</text:span>, <text:span text:style-name="T14">codPac</text:span>, <text:span text:style-name="T14">data</text:span>, <text:span text:style-name="T14">hora</text:span>)</text:p>
      <text:p text:style-name="P17"><text:tab/>codMed referencia Medico (codMed)</text:p>
      <text:p text:style-name="P17"><text:tab/>codPac referencia Paciente (codPac)</text:p>
      <text:p text:style-name="P17"/>
      <text:p text:style-name="P17">(a) Projeção de atributos além dos utilizados na condicional “c”</text:p>
      <text:p text:style-name="P17">O nome dos médicos que realizaram alguma consulta.</text:p>
      <text:p text:style-name="P19"><text:span text:style-name="T5">π nome ((π codMed, nome (Medico)) </text:span>⋈ <text:span text:style-name="T13">(consulta.codMed = medico.codMed) Consulta</text:span></text:p>
      <text:p text:style-name="P19"/>
      <text:p text:style-name="P20">(b) <text:span text:style-name="T4">Projeção de atributos igual aos utilizados na condicional “c”</text:span></text:p>
      <text:p text:style-name="P17">O nome dos médicos que são pacientes.</text:p>
      <text:p text:style-name="P20"><text:span text:style-name="T4">π nome (Medico) </text:span>⋈ (paciente.nome = medico.nome) <text:span text:style-name="T4">(π nome (Paciente))</text:span></text:p>
      <text:p text:style-name="P17"/>
      <text:p text:style-name="P9"/>
      <text:list xml:id="list123810163987636" text:continue-numbering="true" text:style-name="WW8Num2">
        <text:list-item>
          <text:p text:style-name="P18"><text:span text:style-name="T4">Em um ponto do artigo, o autor comenta ‘</text:span><text:span text:style-name="T3">the <text:s/>SELECT and <text:s/>JOIN operations that are most restrictive—that is, result in relations with the fewest tuples or with the smallest absolute size—should be executed before other similar operations. This is done by reordering the leaf nodes of the tree among themselves and adjusting the rest of the tree appropriately</text:span><text:span text:style-name="T4">.’. O que ele quer dizer com isso?</text:span></text:p>
        </text:list-item>
      </text:list>
      <text:p text:style-name="P9"/>
      <text:p text:style-name="P12">Que as operações de SELECT e JOIN, dentre todas as outras, são as mais restritivas, ou seja, conseguem reduzir mais o tamanho do conjunto de dados <text:s/>do que as outras operações. Por causa disso, as operações de SELECT e JOIN devem ser realizadas antes, pois assim a performance das <text:soft-page-break/>queries podem ser melhoradas, pois mais dados inúteis para a query foram descartados logo no começo, evitando operar sobre dados que não serão utilizado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Tahoma1" svg:font-family="Tahoma"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style:font-family-generic="roman" style:font-pitch="variable" fo:font-size="12pt" fo:language="pt" fo:country="BR" style:font-name-asian="Times New Roman" style:font-family-asian="'Times New Roman', Times" style:font-family-generic-asian="roman" style:font-pitch-asian="variable" style:font-size-asian="12pt" style:font-name-complex="Times New Roman" style:font-family-complex="'Times New Roman', Times"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ahoma" fo:font-family="Tahoma" style:font-pitch="variable" fo:font-size="10pt" fo:font-weight="bold" style:font-size-asian="10pt" style:font-weight-asian="bold" style:font-name-complex="Tahoma" style:font-family-complex="Tahoma"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ahoma" fo:font-family="Tahoma" style:font-pitch="variable" fo:font-size="9.5pt" style:font-size-asian="9.5pt" style:font-name-complex="Tahoma" style:font-family-complex="Tahoma"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0875in" table:align="left" style:writing-mode="lr-tb"/>
    </style:style>
    <style:style style:name="Table1.A" style:family="table-column">
      <style:table-column-properties style:column-width="3.15in"/>
    </style:style>
    <style:style style:name="Table1.B" style:family="table-column">
      <style:table-column-properties style:column-width="3.9375in"/>
    </style:style>
    <style:style style:name="Table1.1" style:family="table-row">
      <style:table-row-properties style:min-row-height="0.891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MP1" style:family="paragraph" style:parent-style-name="Header">
      <style:text-properties style:font-name="Tahoma" fo:font-size="10pt" style:font-size-asian="10pt" style:font-name-complex="Tahoma" style:font-size-complex="10pt"/>
    </style:style>
    <style:style style:name="MP2" style:family="paragraph" style:parent-style-name="Header">
      <style:paragraph-properties fo:text-align="end" style:justify-single-word="false"/>
      <style:text-properties style:font-name="Tahoma" fo:font-size="10pt" style:font-size-asian="10pt" style:font-name-complex="Tahoma" style:font-size-complex="10pt"/>
    </style:style>
    <style:style style:name="MP3" style:family="paragraph" style:parent-style-name="Header">
      <style:paragraph-properties fo:text-align="end" style:justify-single-word="false"/>
      <style:text-properties style:font-name="Tahoma" fo:font-size="10pt" fo:language="en" fo:country="US" style:font-size-asian="10pt" style:font-name-complex="Tahoma" style:font-size-complex="10pt"/>
    </style:style>
    <style:style style:name="MP4" style:family="paragraph" style:parent-style-name="Header">
      <style:text-properties style:font-name="Tahoma" fo:font-size="10pt" fo:language="en" fo:country="US" style:font-size-asian="10pt" style:font-name-complex="Tahoma" style:font-size-complex="10pt"/>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6898in" fo:margin-left="0.6898in" fo:margin-right="0.7228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as-char" svg:width="1.3535in" svg:height="0.8319in" draw:z-index="1"><draw:image xlink:href="Pictures/10000000000000A300000064AECE70535CBE3A48.jpg" xlink:type="simple" xlink:show="embed" xlink:actuate="onLoad"/></draw:frame></text:p>
            </table:table-cell>
            <table:table-cell table:style-name="Table1.B1" office:value-type="string">
              <text:p text:style-name="MP2">Universidade Federal de Santa Catarina – UFSC</text:p>
              <text:p text:style-name="MP2">Departamento de Informática e Estatística – INE/CTC</text:p>
              <text:p text:style-name="MP2"/>
              <text:p text:style-name="MP3">Prof. Carina Friedrich Dorneles</text:p>
              <text:p text:style-name="MP3">dorneles@inf.ufsc.br</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rcícios – aula 12/08/2009</dc:title>
    <meta:initial-creator>Carina</meta:initial-creator>
    <meta:creation-date>2016-05-22T19:40:00</meta:creation-date>
    <dc:date>2016-05-31T12:38:09.882857974</dc:date>
    <meta:print-date>2013-03-19T19:55:00</meta:print-date>
    <meta:editing-cycles>5</meta:editing-cycles>
    <meta:editing-duration>PT34M38S</meta:editing-duration>
    <meta:generator>LibreOffice/5.0.6.2$Linux_X86_64 LibreOffice_project/00$Build-2</meta:generator>
    <meta:document-statistic meta:table-count="1" meta:image-count="1" meta:object-count="0" meta:page-count="2" meta:paragraph-count="33" meta:word-count="418" meta:character-count="2672" meta:non-whitespace-character-count="2287"/>
  </office:meta>
</office:document-meta>
</file>